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Ubuntu Mono" svg:font-family="Ubuntu Mono"/>
  </office:font-face-decls>
  <office:automatic-styles>
    <style:style style:family="text" style:name="T1" style:display-name="T1">
      <style:text-properties style:font-name="Ubuntu Mono" fo:font-size="12pt"/>
    </style:style>
    <style:style style:family="text" style:name="T2" style:display-name="T2">
      <style:text-properties style:text-underline-type="single" style:font-name="Ubuntu Mono" fo:font-size="12pt"/>
    </style:style>
    <style:style style:family="paragraph" style:name="P2" style:display-name="P2">
      <style:paragraph-properties fo:text-align="left" fo:text-indent="0in" fo:margin-left="0in" style:writing-mode="lr"/>
      <style:text-properties style:font-name="Bauhaus 93" fo:font-size="16pt" fo:language="en" fo:country="US"/>
    </style:style>
    <style:style style:family="paragraph" style:name="P3" style:display-name="P3" style:parent-style-name="Normal">
      <style:paragraph-properties fo:text-align="left"/>
      <style:text-properties style:font-name="Bauhaus 93" fo:font-size="24pt"/>
    </style:style>
    <style:style style:family="paragraph" style:name="P4" style:display-name="P4" style:parent-style-name="Normal">
      <style:paragraph-properties fo:text-align="left"/>
      <style:text-properties style:font-name="Bauhaus 93" fo:font-size="16pt"/>
    </style:style>
    <style:style style:family="paragraph" style:name="P1" style:display-name="P1" style:parent-style-name="Normal">
      <style:paragraph-properties fo:text-align="left"/>
      <style:text-properties style:font-name="Bauhaus 93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<text:tab/><text:tab/><text:tab/><text:tab/></text:span><text:span text:style-name="T2">Shooter Calibration</text:span></text:p>
        <text:p text:style-name="P1"><text:span text:style-name="T1">Modes (Auto Dial):</text:span></text:p>
        <text:p text:style-name="P2"><text:span text:style-name="T1"> <text:s text:c="2"/>0 Collector angle </text:span></text:p>
        <text:p text:style-name="P2"><text:span text:style-name="T1"> <text:s text:c="2"/>1 P value*</text:span></text:p>
        <text:p text:style-name="P2"><text:span text:style-name="T1"> <text:s text:c="2"/>2 I value*</text:span></text:p>
        <text:p text:style-name="P2"><text:span text:style-name="T1"> <text:s text:c="2"/>3 D value*</text:span></text:p>
        <text:p text:style-name="P2"><text:span text:style-name="T1"> <text:s text:c="2"/>4 F value*</text:span></text:p>
        <text:p text:style-name="P2"><text:span text:style-name="T1"> <text:s/> 5 Ground shooting speed (RPM)</text:span></text:p>
        <text:p text:style-name="P2"><text:span text:style-name="T1"> <text:s text:c="2"/>6 Climbed shooting speed (RPM)</text:span></text:p>
        <text:p text:style-name="P2"><text:span text:style-name="T1"> <text:s text:c="2"/>7 Reset all shooter constants</text:span></text:p>
        <text:p text:style-name="P2"><text:span text:style-name="T1"> <text:s text:c="2"/>8 Set ground shot speed to the current speed</text:span></text:p>
        <text:p text:style-name="P2"><text:span text:style-name="T1"> <text:s text:c="2"/>9 Set climbed shot speed to the current speed</text:span></text:p>
        <text:p text:style-name="P2"><text:span text:style-name="T1"> <text:s text:c="2"/>*Calibrate with mentor’s assistance </text:span></text:p>
        <text:p text:style-name="P3"><text:span text:style-name="T1">For modes 1-6</text:span></text:p>
        <text:p text:style-name="P3"><text:span text:style-name="T1"><text:tab/>Calibrate Dial Position <text:s text:c="4"/>Multiply current value by...</text:span></text:p>
        <text:p text:style-name="P3"><text:span text:style-name="T1"><text:tab/><text:tab/> ~8.500<text:tab/><text:tab/><text:tab/><text:tab/><text:tab/>2</text:span></text:p>
        <text:p text:style-name="P4"><text:span text:style-name="T1"><text:tab/><text:tab/> ~6.375<text:tab/><text:tab/><text:tab/><text:tab/><text:tab/>1</text:span></text:p>
        <text:p text:style-name="P4"><text:span text:style-name="T1"><text:tab/><text:tab/> ~4.250<text:tab/><text:tab/><text:tab/><text:tab/><text:tab/>0</text:span></text:p>
        <text:p text:style-name="P4"><text:span text:style-name="T1"><text:tab/><text:tab/> ~2.125<text:tab/><text:tab/><text:tab/><text:tab/><text:tab/>-1</text:span></text:p>
        <text:p text:style-name="P4"><text:span text:style-name="T1"><text:tab/><text:tab/> ~0.000<text:tab/><text:tab/><text:tab/><text:tab/><text:tab/>-2</text:span></text:p>
        <text:p text:style-name="P3"><text:span text:style-name="T1">Then hit lear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Bauhaus 93" svg:font-family="Bauhaus 93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1425_Software2 </meta:initial-creator>
    <dc:creator>1425_Software2 </dc:creator>
    <meta:creation-date>2016-04-23T18:07:20.239294112</meta:creation-date>
    <dc:date>Mon Apr 25 19:34:35 2016
</dc:date>
  </office:meta>
</office:document-meta>
</file>